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number-columns-repeated="25" table:default-cell-style-name="Default"/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((0.75 * [.F$1])-([.$A$1] * 0.75 * [.$E2])) * (1- ([.$B$1]*[.F$1]/100))" office:value-type="float" office:value="3.721875" calcext:value-type="float">
            <text:p>3,721875</text:p>
          </table:table-cell>
          <table:table-cell table:formula="of:=((0.75 * [.G$1])-([.$A$1] * 0.75 * [.$E2])) * (1- ([.$B$1]*[.G$1]/100))" office:value-type="float" office:value="7.3875" calcext:value-type="float">
            <text:p>7,3875</text:p>
          </table:table-cell>
          <table:table-cell table:formula="of:=((0.75 * [.H$1])-([.$A$1] * 0.75 * [.$E2])) * (1- ([.$B$1]*[.H$1]/100))" office:value-type="float" office:value="10.996875" calcext:value-type="float">
            <text:p>10,996875</text:p>
          </table:table-cell>
          <table:table-cell table:formula="of:=((0.75 * [.I$1])-([.$A$1] * 0.75 * [.$E2])) * (1- ([.$B$1]*[.I$1]/100))" office:value-type="float" office:value="14.55" calcext:value-type="float">
            <text:p>14,55</text:p>
          </table:table-cell>
          <table:table-cell table:formula="of:=((0.75 * [.J$1])-([.$A$1] * 0.75 * [.$E2])) * (1- ([.$B$1]*[.J$1]/100))" office:value-type="float" office:value="18.046875" calcext:value-type="float">
            <text:p>18,046875</text:p>
          </table:table-cell>
          <table:table-cell table:formula="of:=((0.75 * [.K$1])-([.$A$1] * 0.75 * [.$E2])) * (1- ([.$B$1]*[.K$1]/100))" office:value-type="float" office:value="21.4875" calcext:value-type="float">
            <text:p>21,4875</text:p>
          </table:table-cell>
          <table:table-cell table:formula="of:=((0.75 * [.L$1])-([.$A$1] * 0.75 * [.$E2])) * (1- ([.$B$1]*[.L$1]/100))" office:value-type="float" office:value="24.871875" calcext:value-type="float">
            <text:p>24,871875</text:p>
          </table:table-cell>
          <table:table-cell table:formula="of:=((0.75 * [.M$1])-([.$A$1] * 0.75 * [.$E2])) * (1- ([.$B$1]*[.M$1]/100))" office:value-type="float" office:value="28.2" calcext:value-type="float">
            <text:p>28,2</text:p>
          </table:table-cell>
          <table:table-cell table:formula="of:=((0.75 * [.N$1])-([.$A$1] * 0.75 * [.$E2])) * (1- ([.$B$1]*[.N$1]/100))" office:value-type="float" office:value="31.471875" calcext:value-type="float">
            <text:p>31,471875</text:p>
          </table:table-cell>
          <table:table-cell table:formula="of:=((0.75 * [.O$1])-([.$A$1] * 0.75 * [.$E2])) * (1- ([.$B$1]*[.O$1]/100))" office:value-type="float" office:value="34.6875" calcext:value-type="float">
            <text:p>34,6875</text:p>
          </table:table-cell>
          <table:table-cell table:formula="of:=((0.75 * [.P$1])-([.$A$1] * 0.75 * [.$E2])) * (1- ([.$B$1]*[.P$1]/100))" office:value-type="float" office:value="37.846875" calcext:value-type="float">
            <text:p>37,846875</text:p>
          </table:table-cell>
          <table:table-cell table:formula="of:=((0.75 * [.Q$1])-([.$A$1] * 0.75 * [.$E2])) * (1- ([.$B$1]*[.Q$1]/100))" office:value-type="float" office:value="40.95" calcext:value-type="float">
            <text:p>40,95</text:p>
          </table:table-cell>
          <table:table-cell table:formula="of:=((0.75 * [.R$1])-([.$A$1] * 0.75 * [.$E2])) * (1- ([.$B$1]*[.R$1]/100))" office:value-type="float" office:value="43.996875" calcext:value-type="float">
            <text:p>43,996875</text:p>
          </table:table-cell>
          <table:table-cell table:formula="of:=((0.75 * [.S$1])-([.$A$1] * 0.75 * [.$E2])) * (1- ([.$B$1]*[.S$1]/100))" office:value-type="float" office:value="46.9875" calcext:value-type="float">
            <text:p>46,9875</text:p>
          </table:table-cell>
          <table:table-cell table:formula="of:=((0.75 * [.T$1])-([.$A$1] * 0.75 * [.$E2])) * (1- ([.$B$1]*[.T$1]/100))" office:value-type="float" office:value="49.921875" calcext:value-type="float">
            <text:p>49,921875</text:p>
          </table:table-cell>
          <table:table-cell table:formula="of:=((0.75 * [.U$1])-([.$A$1] * 0.75 * [.$E2])) * (1- ([.$B$1]*[.U$1]/100))" office:value-type="float" office:value="52.8" calcext:value-type="float">
            <text:p>52,8</text:p>
          </table:table-cell>
          <table:table-cell table:formula="of:=((0.75 * [.V$1])-([.$A$1] * 0.75 * [.$E2])) * (1- ([.$B$1]*[.V$1]/100))" office:value-type="float" office:value="55.621875" calcext:value-type="float">
            <text:p>55,621875</text:p>
          </table:table-cell>
          <table:table-cell table:formula="of:=((0.75 * [.W$1])-([.$A$1] * 0.75 * [.$E2])) * (1- ([.$B$1]*[.W$1]/100))" office:value-type="float" office:value="58.3875" calcext:value-type="float">
            <text:p>58,3875</text:p>
          </table:table-cell>
          <table:table-cell table:formula="of:=((0.75 * [.X$1])-([.$A$1] * 0.75 * [.$E2])) * (1- ([.$B$1]*[.X$1]/100))" office:value-type="float" office:value="61.096875" calcext:value-type="float">
            <text:p>61,096875</text:p>
          </table:table-cell>
          <table:table-cell table:formula="of:=((0.75 * [.Y$1])-([.$A$1] * 0.75 * [.$E2])) * (1- ([.$B$1]*[.Y$1]/100))" office:value-type="float" office:value="63.75" calcext:value-type="float">
            <text:p>63,7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formula="of:=((0.75 * [.F$1])-([.$A$1] * 0.75 * [.$E3])) * (1- ([.$B$1]*[.F$1]/100))" office:value-type="float" office:value="-0.744375" calcext:value-type="float">
            <text:p>-0,744375</text:p>
          </table:table-cell>
          <table:table-cell table:formula="of:=((0.75 * [.G$1])-([.$A$1] * 0.75 * [.$E3])) * (1- ([.$B$1]*[.G$1]/100))" office:value-type="float" office:value="2.955" calcext:value-type="float">
            <text:p>2,955</text:p>
          </table:table-cell>
          <table:table-cell table:formula="of:=((0.75 * [.H$1])-([.$A$1] * 0.75 * [.$E3])) * (1- ([.$B$1]*[.H$1]/100))" office:value-type="float" office:value="6.598125" calcext:value-type="float">
            <text:p>6,598125</text:p>
          </table:table-cell>
          <table:table-cell table:formula="of:=((0.75 * [.I$1])-([.$A$1] * 0.75 * [.$E3])) * (1- ([.$B$1]*[.I$1]/100))" office:value-type="float" office:value="10.185" calcext:value-type="float">
            <text:p>10,185</text:p>
          </table:table-cell>
          <table:table-cell table:formula="of:=((0.75 * [.J$1])-([.$A$1] * 0.75 * [.$E3])) * (1- ([.$B$1]*[.J$1]/100))" office:value-type="float" office:value="13.715625" calcext:value-type="float">
            <text:p>13,715625</text:p>
          </table:table-cell>
          <table:table-cell table:formula="of:=((0.75 * [.K$1])-([.$A$1] * 0.75 * [.$E3])) * (1- ([.$B$1]*[.K$1]/100))" office:value-type="float" office:value="17.19" calcext:value-type="float">
            <text:p>17,19</text:p>
          </table:table-cell>
          <table:table-cell table:formula="of:=((0.75 * [.L$1])-([.$A$1] * 0.75 * [.$E3])) * (1- ([.$B$1]*[.L$1]/100))" office:value-type="float" office:value="20.608125" calcext:value-type="float">
            <text:p>20,608125</text:p>
          </table:table-cell>
          <table:table-cell table:formula="of:=((0.75 * [.M$1])-([.$A$1] * 0.75 * [.$E3])) * (1- ([.$B$1]*[.M$1]/100))" office:value-type="float" office:value="23.97" calcext:value-type="float">
            <text:p>23,97</text:p>
          </table:table-cell>
          <table:table-cell table:formula="of:=((0.75 * [.N$1])-([.$A$1] * 0.75 * [.$E3])) * (1- ([.$B$1]*[.N$1]/100))" office:value-type="float" office:value="27.275625" calcext:value-type="float">
            <text:p>27,275625</text:p>
          </table:table-cell>
          <table:table-cell table:formula="of:=((0.75 * [.O$1])-([.$A$1] * 0.75 * [.$E3])) * (1- ([.$B$1]*[.O$1]/100))" office:value-type="float" office:value="30.525" calcext:value-type="float">
            <text:p>30,525</text:p>
          </table:table-cell>
          <table:table-cell table:formula="of:=((0.75 * [.P$1])-([.$A$1] * 0.75 * [.$E3])) * (1- ([.$B$1]*[.P$1]/100))" office:value-type="float" office:value="33.718125" calcext:value-type="float">
            <text:p>33,718125</text:p>
          </table:table-cell>
          <table:table-cell table:formula="of:=((0.75 * [.Q$1])-([.$A$1] * 0.75 * [.$E3])) * (1- ([.$B$1]*[.Q$1]/100))" office:value-type="float" office:value="36.855" calcext:value-type="float">
            <text:p>36,855</text:p>
          </table:table-cell>
          <table:table-cell table:formula="of:=((0.75 * [.R$1])-([.$A$1] * 0.75 * [.$E3])) * (1- ([.$B$1]*[.R$1]/100))" office:value-type="float" office:value="39.935625" calcext:value-type="float">
            <text:p>39,935625</text:p>
          </table:table-cell>
          <table:table-cell table:formula="of:=((0.75 * [.S$1])-([.$A$1] * 0.75 * [.$E3])) * (1- ([.$B$1]*[.S$1]/100))" office:value-type="float" office:value="42.96" calcext:value-type="float">
            <text:p>42,96</text:p>
          </table:table-cell>
          <table:table-cell table:formula="of:=((0.75 * [.T$1])-([.$A$1] * 0.75 * [.$E3])) * (1- ([.$B$1]*[.T$1]/100))" office:value-type="float" office:value="45.928125" calcext:value-type="float">
            <text:p>45,928125</text:p>
          </table:table-cell>
          <table:table-cell table:formula="of:=((0.75 * [.U$1])-([.$A$1] * 0.75 * [.$E3])) * (1- ([.$B$1]*[.U$1]/100))" office:value-type="float" office:value="48.84" calcext:value-type="float">
            <text:p>48,84</text:p>
          </table:table-cell>
          <table:table-cell table:formula="of:=((0.75 * [.V$1])-([.$A$1] * 0.75 * [.$E3])) * (1- ([.$B$1]*[.V$1]/100))" office:value-type="float" office:value="51.695625" calcext:value-type="float">
            <text:p>51,695625</text:p>
          </table:table-cell>
          <table:table-cell table:formula="of:=((0.75 * [.W$1])-([.$A$1] * 0.75 * [.$E3])) * (1- ([.$B$1]*[.W$1]/100))" office:value-type="float" office:value="54.495" calcext:value-type="float">
            <text:p>54,495</text:p>
          </table:table-cell>
          <table:table-cell table:formula="of:=((0.75 * [.X$1])-([.$A$1] * 0.75 * [.$E3])) * (1- ([.$B$1]*[.X$1]/100))" office:value-type="float" office:value="57.238125" calcext:value-type="float">
            <text:p>57,238125</text:p>
          </table:table-cell>
          <table:table-cell table:formula="of:=((0.75 * [.Y$1])-([.$A$1] * 0.75 * [.$E3])) * (1- ([.$B$1]*[.Y$1]/100))" office:value-type="float" office:value="59.925" calcext:value-type="float">
            <text:p>59,92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formula="of:=((0.75 * [.F$1])-([.$A$1] * 0.75 * [.$E4])) * (1- ([.$B$1]*[.F$1]/100))" office:value-type="float" office:value="-5.210625" calcext:value-type="float">
            <text:p>-5,210625</text:p>
          </table:table-cell>
          <table:table-cell table:formula="of:=((0.75 * [.G$1])-([.$A$1] * 0.75 * [.$E4])) * (1- ([.$B$1]*[.G$1]/100))" office:value-type="float" office:value="-1.4775" calcext:value-type="float">
            <text:p>-1,4775</text:p>
          </table:table-cell>
          <table:table-cell table:formula="of:=((0.75 * [.H$1])-([.$A$1] * 0.75 * [.$E4])) * (1- ([.$B$1]*[.H$1]/100))" office:value-type="float" office:value="2.199375" calcext:value-type="float">
            <text:p>2,199375</text:p>
          </table:table-cell>
          <table:table-cell table:formula="of:=((0.75 * [.I$1])-([.$A$1] * 0.75 * [.$E4])) * (1- ([.$B$1]*[.I$1]/100))" office:value-type="float" office:value="5.82" calcext:value-type="float">
            <text:p>5,82</text:p>
          </table:table-cell>
          <table:table-cell table:formula="of:=((0.75 * [.J$1])-([.$A$1] * 0.75 * [.$E4])) * (1- ([.$B$1]*[.J$1]/100))" office:value-type="float" office:value="9.384375" calcext:value-type="float">
            <text:p>9,384375</text:p>
          </table:table-cell>
          <table:table-cell table:formula="of:=((0.75 * [.K$1])-([.$A$1] * 0.75 * [.$E4])) * (1- ([.$B$1]*[.K$1]/100))" office:value-type="float" office:value="12.8925" calcext:value-type="float">
            <text:p>12,8925</text:p>
          </table:table-cell>
          <table:table-cell table:formula="of:=((0.75 * [.L$1])-([.$A$1] * 0.75 * [.$E4])) * (1- ([.$B$1]*[.L$1]/100))" office:value-type="float" office:value="16.344375" calcext:value-type="float">
            <text:p>16,344375</text:p>
          </table:table-cell>
          <table:table-cell table:formula="of:=((0.75 * [.M$1])-([.$A$1] * 0.75 * [.$E4])) * (1- ([.$B$1]*[.M$1]/100))" office:value-type="float" office:value="19.74" calcext:value-type="float">
            <text:p>19,74</text:p>
          </table:table-cell>
          <table:table-cell table:formula="of:=((0.75 * [.N$1])-([.$A$1] * 0.75 * [.$E4])) * (1- ([.$B$1]*[.N$1]/100))" office:value-type="float" office:value="23.079375" calcext:value-type="float">
            <text:p>23,079375</text:p>
          </table:table-cell>
          <table:table-cell table:formula="of:=((0.75 * [.O$1])-([.$A$1] * 0.75 * [.$E4])) * (1- ([.$B$1]*[.O$1]/100))" office:value-type="float" office:value="26.3625" calcext:value-type="float">
            <text:p>26,3625</text:p>
          </table:table-cell>
          <table:table-cell table:formula="of:=((0.75 * [.P$1])-([.$A$1] * 0.75 * [.$E4])) * (1- ([.$B$1]*[.P$1]/100))" office:value-type="float" office:value="29.589375" calcext:value-type="float">
            <text:p>29,589375</text:p>
          </table:table-cell>
          <table:table-cell table:formula="of:=((0.75 * [.Q$1])-([.$A$1] * 0.75 * [.$E4])) * (1- ([.$B$1]*[.Q$1]/100))" office:value-type="float" office:value="32.76" calcext:value-type="float">
            <text:p>32,76</text:p>
          </table:table-cell>
          <table:table-cell table:formula="of:=((0.75 * [.R$1])-([.$A$1] * 0.75 * [.$E4])) * (1- ([.$B$1]*[.R$1]/100))" office:value-type="float" office:value="35.874375" calcext:value-type="float">
            <text:p>35,874375</text:p>
          </table:table-cell>
          <table:table-cell table:formula="of:=((0.75 * [.S$1])-([.$A$1] * 0.75 * [.$E4])) * (1- ([.$B$1]*[.S$1]/100))" office:value-type="float" office:value="38.9325" calcext:value-type="float">
            <text:p>38,9325</text:p>
          </table:table-cell>
          <table:table-cell table:formula="of:=((0.75 * [.T$1])-([.$A$1] * 0.75 * [.$E4])) * (1- ([.$B$1]*[.T$1]/100))" office:value-type="float" office:value="41.934375" calcext:value-type="float">
            <text:p>41,934375</text:p>
          </table:table-cell>
          <table:table-cell table:formula="of:=((0.75 * [.U$1])-([.$A$1] * 0.75 * [.$E4])) * (1- ([.$B$1]*[.U$1]/100))" office:value-type="float" office:value="44.88" calcext:value-type="float">
            <text:p>44,88</text:p>
          </table:table-cell>
          <table:table-cell table:formula="of:=((0.75 * [.V$1])-([.$A$1] * 0.75 * [.$E4])) * (1- ([.$B$1]*[.V$1]/100))" office:value-type="float" office:value="47.769375" calcext:value-type="float">
            <text:p>47,769375</text:p>
          </table:table-cell>
          <table:table-cell table:formula="of:=((0.75 * [.W$1])-([.$A$1] * 0.75 * [.$E4])) * (1- ([.$B$1]*[.W$1]/100))" office:value-type="float" office:value="50.6025" calcext:value-type="float">
            <text:p>50,6025</text:p>
          </table:table-cell>
          <table:table-cell table:formula="of:=((0.75 * [.X$1])-([.$A$1] * 0.75 * [.$E4])) * (1- ([.$B$1]*[.X$1]/100))" office:value-type="float" office:value="53.379375" calcext:value-type="float">
            <text:p>53,379375</text:p>
          </table:table-cell>
          <table:table-cell table:formula="of:=((0.75 * [.Y$1])-([.$A$1] * 0.75 * [.$E4])) * (1- ([.$B$1]*[.Y$1]/100))" office:value-type="float" office:value="56.1" calcext:value-type="float">
            <text:p>56,1</text:p>
          </table:table-cell>
          <table:table-cell table:number-columns-repeated="5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(0.75 * [.F$1])-([.$A$1] * 0.75 * [.$E5])) * (1- ([.$B$1]*[.F$1]/100))" office:value-type="float" office:value="-9.676875" calcext:value-type="float">
            <text:p>-9,676875</text:p>
          </table:table-cell>
          <table:table-cell table:formula="of:=((0.75 * [.G$1])-([.$A$1] * 0.75 * [.$E5])) * (1- ([.$B$1]*[.G$1]/100))" office:value-type="float" office:value="-5.91" calcext:value-type="float">
            <text:p>-5,91</text:p>
          </table:table-cell>
          <table:table-cell table:formula="of:=((0.75 * [.H$1])-([.$A$1] * 0.75 * [.$E5])) * (1- ([.$B$1]*[.H$1]/100))" office:value-type="float" office:value="-2.199375" calcext:value-type="float">
            <text:p>-2,199375</text:p>
          </table:table-cell>
          <table:table-cell table:formula="of:=((0.75 * [.I$1])-([.$A$1] * 0.75 * [.$E5])) * (1- ([.$B$1]*[.I$1]/100))" office:value-type="float" office:value="1.455" calcext:value-type="float">
            <text:p>1,455</text:p>
          </table:table-cell>
          <table:table-cell table:formula="of:=((0.75 * [.J$1])-([.$A$1] * 0.75 * [.$E5])) * (1- ([.$B$1]*[.J$1]/100))" office:value-type="float" office:value="5.053125" calcext:value-type="float">
            <text:p>5,053125</text:p>
          </table:table-cell>
          <table:table-cell table:formula="of:=((0.75 * [.K$1])-([.$A$1] * 0.75 * [.$E5])) * (1- ([.$B$1]*[.K$1]/100))" office:value-type="float" office:value="8.595" calcext:value-type="float">
            <text:p>8,595</text:p>
          </table:table-cell>
          <table:table-cell table:formula="of:=((0.75 * [.L$1])-([.$A$1] * 0.75 * [.$E5])) * (1- ([.$B$1]*[.L$1]/100))" office:value-type="float" office:value="12.080625" calcext:value-type="float">
            <text:p>12,080625</text:p>
          </table:table-cell>
          <table:table-cell table:formula="of:=((0.75 * [.M$1])-([.$A$1] * 0.75 * [.$E5])) * (1- ([.$B$1]*[.M$1]/100))" office:value-type="float" office:value="15.51" calcext:value-type="float">
            <text:p>15,51</text:p>
          </table:table-cell>
          <table:table-cell table:formula="of:=((0.75 * [.N$1])-([.$A$1] * 0.75 * [.$E5])) * (1- ([.$B$1]*[.N$1]/100))" office:value-type="float" office:value="18.883125" calcext:value-type="float">
            <text:p>18,883125</text:p>
          </table:table-cell>
          <table:table-cell table:formula="of:=((0.75 * [.O$1])-([.$A$1] * 0.75 * [.$E5])) * (1- ([.$B$1]*[.O$1]/100))" office:value-type="float" office:value="22.2" calcext:value-type="float">
            <text:p>22,2</text:p>
          </table:table-cell>
          <table:table-cell table:formula="of:=((0.75 * [.P$1])-([.$A$1] * 0.75 * [.$E5])) * (1- ([.$B$1]*[.P$1]/100))" office:value-type="float" office:value="25.460625" calcext:value-type="float">
            <text:p>25,460625</text:p>
          </table:table-cell>
          <table:table-cell table:formula="of:=((0.75 * [.Q$1])-([.$A$1] * 0.75 * [.$E5])) * (1- ([.$B$1]*[.Q$1]/100))" office:value-type="float" office:value="28.665" calcext:value-type="float">
            <text:p>28,665</text:p>
          </table:table-cell>
          <table:table-cell table:formula="of:=((0.75 * [.R$1])-([.$A$1] * 0.75 * [.$E5])) * (1- ([.$B$1]*[.R$1]/100))" office:value-type="float" office:value="31.813125" calcext:value-type="float">
            <text:p>31,813125</text:p>
          </table:table-cell>
          <table:table-cell table:formula="of:=((0.75 * [.S$1])-([.$A$1] * 0.75 * [.$E5])) * (1- ([.$B$1]*[.S$1]/100))" office:value-type="float" office:value="34.905" calcext:value-type="float">
            <text:p>34,905</text:p>
          </table:table-cell>
          <table:table-cell table:formula="of:=((0.75 * [.T$1])-([.$A$1] * 0.75 * [.$E5])) * (1- ([.$B$1]*[.T$1]/100))" office:value-type="float" office:value="37.940625" calcext:value-type="float">
            <text:p>37,940625</text:p>
          </table:table-cell>
          <table:table-cell table:formula="of:=((0.75 * [.U$1])-([.$A$1] * 0.75 * [.$E5])) * (1- ([.$B$1]*[.U$1]/100))" office:value-type="float" office:value="40.92" calcext:value-type="float">
            <text:p>40,92</text:p>
          </table:table-cell>
          <table:table-cell table:formula="of:=((0.75 * [.V$1])-([.$A$1] * 0.75 * [.$E5])) * (1- ([.$B$1]*[.V$1]/100))" office:value-type="float" office:value="43.843125" calcext:value-type="float">
            <text:p>43,843125</text:p>
          </table:table-cell>
          <table:table-cell table:formula="of:=((0.75 * [.W$1])-([.$A$1] * 0.75 * [.$E5])) * (1- ([.$B$1]*[.W$1]/100))" office:value-type="float" office:value="46.71" calcext:value-type="float">
            <text:p>46,71</text:p>
          </table:table-cell>
          <table:table-cell table:formula="of:=((0.75 * [.X$1])-([.$A$1] * 0.75 * [.$E5])) * (1- ([.$B$1]*[.X$1]/100))" office:value-type="float" office:value="49.520625" calcext:value-type="float">
            <text:p>49,520625</text:p>
          </table:table-cell>
          <table:table-cell table:formula="of:=((0.75 * [.Y$1])-([.$A$1] * 0.75 * [.$E5])) * (1- ([.$B$1]*[.Y$1]/100))" office:value-type="float" office:value="52.275" calcext:value-type="float">
            <text:p>52,27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.75" calcext:value-type="float">
            <text:p>0,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(0.75 * [.F$1])-([.$A$1] * 0.75 * [.$E6])) * (1- ([.$B$1]*[.F$1]/100))" office:value-type="float" office:value="-14.143125" calcext:value-type="float">
            <text:p>-14,143125</text:p>
          </table:table-cell>
          <table:table-cell table:formula="of:=((0.75 * [.G$1])-([.$A$1] * 0.75 * [.$E6])) * (1- ([.$B$1]*[.G$1]/100))" office:value-type="float" office:value="-10.3425" calcext:value-type="float">
            <text:p>-10,3425</text:p>
          </table:table-cell>
          <table:table-cell table:formula="of:=((0.75 * [.H$1])-([.$A$1] * 0.75 * [.$E6])) * (1- ([.$B$1]*[.H$1]/100))" office:value-type="float" office:value="-6.598125" calcext:value-type="float">
            <text:p>-6,598125</text:p>
          </table:table-cell>
          <table:table-cell table:formula="of:=((0.75 * [.I$1])-([.$A$1] * 0.75 * [.$E6])) * (1- ([.$B$1]*[.I$1]/100))" office:value-type="float" office:value="-2.91" calcext:value-type="float">
            <text:p>-2,91</text:p>
          </table:table-cell>
          <table:table-cell table:formula="of:=((0.75 * [.J$1])-([.$A$1] * 0.75 * [.$E6])) * (1- ([.$B$1]*[.J$1]/100))" office:value-type="float" office:value="0.721875" calcext:value-type="float">
            <text:p>0,721875</text:p>
          </table:table-cell>
          <table:table-cell table:formula="of:=((0.75 * [.K$1])-([.$A$1] * 0.75 * [.$E6])) * (1- ([.$B$1]*[.K$1]/100))" office:value-type="float" office:value="4.2975" calcext:value-type="float">
            <text:p>4,2975</text:p>
          </table:table-cell>
          <table:table-cell table:formula="of:=((0.75 * [.L$1])-([.$A$1] * 0.75 * [.$E6])) * (1- ([.$B$1]*[.L$1]/100))" office:value-type="float" office:value="7.816875" calcext:value-type="float">
            <text:p>7,816875</text:p>
          </table:table-cell>
          <table:table-cell table:formula="of:=((0.75 * [.M$1])-([.$A$1] * 0.75 * [.$E6])) * (1- ([.$B$1]*[.M$1]/100))" office:value-type="float" office:value="11.28" calcext:value-type="float">
            <text:p>11,28</text:p>
          </table:table-cell>
          <table:table-cell table:formula="of:=((0.75 * [.N$1])-([.$A$1] * 0.75 * [.$E6])) * (1- ([.$B$1]*[.N$1]/100))" office:value-type="float" office:value="14.686875" calcext:value-type="float">
            <text:p>14,686875</text:p>
          </table:table-cell>
          <table:table-cell table:formula="of:=((0.75 * [.O$1])-([.$A$1] * 0.75 * [.$E6])) * (1- ([.$B$1]*[.O$1]/100))" office:value-type="float" office:value="18.0375" calcext:value-type="float">
            <text:p>18,0375</text:p>
          </table:table-cell>
          <table:table-cell table:formula="of:=((0.75 * [.P$1])-([.$A$1] * 0.75 * [.$E6])) * (1- ([.$B$1]*[.P$1]/100))" office:value-type="float" office:value="21.331875" calcext:value-type="float">
            <text:p>21,331875</text:p>
          </table:table-cell>
          <table:table-cell table:formula="of:=((0.75 * [.Q$1])-([.$A$1] * 0.75 * [.$E6])) * (1- ([.$B$1]*[.Q$1]/100))" office:value-type="float" office:value="24.57" calcext:value-type="float">
            <text:p>24,57</text:p>
          </table:table-cell>
          <table:table-cell table:formula="of:=((0.75 * [.R$1])-([.$A$1] * 0.75 * [.$E6])) * (1- ([.$B$1]*[.R$1]/100))" office:value-type="float" office:value="27.751875" calcext:value-type="float">
            <text:p>27,751875</text:p>
          </table:table-cell>
          <table:table-cell table:formula="of:=((0.75 * [.S$1])-([.$A$1] * 0.75 * [.$E6])) * (1- ([.$B$1]*[.S$1]/100))" office:value-type="float" office:value="30.8775" calcext:value-type="float">
            <text:p>30,8775</text:p>
          </table:table-cell>
          <table:table-cell table:formula="of:=((0.75 * [.T$1])-([.$A$1] * 0.75 * [.$E6])) * (1- ([.$B$1]*[.T$1]/100))" office:value-type="float" office:value="33.946875" calcext:value-type="float">
            <text:p>33,946875</text:p>
          </table:table-cell>
          <table:table-cell table:formula="of:=((0.75 * [.U$1])-([.$A$1] * 0.75 * [.$E6])) * (1- ([.$B$1]*[.U$1]/100))" office:value-type="float" office:value="36.96" calcext:value-type="float">
            <text:p>36,96</text:p>
          </table:table-cell>
          <table:table-cell table:formula="of:=((0.75 * [.V$1])-([.$A$1] * 0.75 * [.$E6])) * (1- ([.$B$1]*[.V$1]/100))" office:value-type="float" office:value="39.916875" calcext:value-type="float">
            <text:p>39,916875</text:p>
          </table:table-cell>
          <table:table-cell table:formula="of:=((0.75 * [.W$1])-([.$A$1] * 0.75 * [.$E6])) * (1- ([.$B$1]*[.W$1]/100))" office:value-type="float" office:value="42.8175" calcext:value-type="float">
            <text:p>42,8175</text:p>
          </table:table-cell>
          <table:table-cell table:formula="of:=((0.75 * [.X$1])-([.$A$1] * 0.75 * [.$E6])) * (1- ([.$B$1]*[.X$1]/100))" office:value-type="float" office:value="45.661875" calcext:value-type="float">
            <text:p>45,661875</text:p>
          </table:table-cell>
          <table:table-cell table:formula="of:=((0.75 * [.Y$1])-([.$A$1] * 0.75 * [.$E6])) * (1- ([.$B$1]*[.Y$1]/100))" office:value-type="float" office:value="48.45" calcext:value-type="float">
            <text:p>48,45</text:p>
          </table:table-cell>
          <table:table-cell table:number-columns-repeated="5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0.75 * [.F$1])-([.$A$1] * 0.75 * [.$E7])) * (1- ([.$B$1]*[.F$1]/100))" office:value-type="float" office:value="-18.609375" calcext:value-type="float">
            <text:p>-18,609375</text:p>
          </table:table-cell>
          <table:table-cell table:formula="of:=((0.75 * [.G$1])-([.$A$1] * 0.75 * [.$E7])) * (1- ([.$B$1]*[.G$1]/100))" office:value-type="float" office:value="-14.775" calcext:value-type="float">
            <text:p>-14,775</text:p>
          </table:table-cell>
          <table:table-cell table:formula="of:=((0.75 * [.H$1])-([.$A$1] * 0.75 * [.$E7])) * (1- ([.$B$1]*[.H$1]/100))" office:value-type="float" office:value="-10.996875" calcext:value-type="float">
            <text:p>-10,996875</text:p>
          </table:table-cell>
          <table:table-cell table:formula="of:=((0.75 * [.I$1])-([.$A$1] * 0.75 * [.$E7])) * (1- ([.$B$1]*[.I$1]/100))" office:value-type="float" office:value="-7.275" calcext:value-type="float">
            <text:p>-7,275</text:p>
          </table:table-cell>
          <table:table-cell table:formula="of:=((0.75 * [.J$1])-([.$A$1] * 0.75 * [.$E7])) * (1- ([.$B$1]*[.J$1]/100))" office:value-type="float" office:value="-3.609375" calcext:value-type="float">
            <text:p>-3,609375</text:p>
          </table:table-cell>
          <table:table-cell table:formula="of:=((0.75 * [.K$1])-([.$A$1] * 0.75 * [.$E7])) * (1- ([.$B$1]*[.K$1]/100))" office:value-type="float" office:value="0" calcext:value-type="float">
            <text:p>0</text:p>
          </table:table-cell>
          <table:table-cell table:formula="of:=((0.75 * [.L$1])-([.$A$1] * 0.75 * [.$E7])) * (1- ([.$B$1]*[.L$1]/100))" office:value-type="float" office:value="3.553125" calcext:value-type="float">
            <text:p>3,553125</text:p>
          </table:table-cell>
          <table:table-cell table:formula="of:=((0.75 * [.M$1])-([.$A$1] * 0.75 * [.$E7])) * (1- ([.$B$1]*[.M$1]/100))" office:value-type="float" office:value="7.05" calcext:value-type="float">
            <text:p>7,05</text:p>
          </table:table-cell>
          <table:table-cell table:formula="of:=((0.75 * [.N$1])-([.$A$1] * 0.75 * [.$E7])) * (1- ([.$B$1]*[.N$1]/100))" office:value-type="float" office:value="10.490625" calcext:value-type="float">
            <text:p>10,490625</text:p>
          </table:table-cell>
          <table:table-cell table:formula="of:=((0.75 * [.O$1])-([.$A$1] * 0.75 * [.$E7])) * (1- ([.$B$1]*[.O$1]/100))" office:value-type="float" office:value="13.875" calcext:value-type="float">
            <text:p>13,875</text:p>
          </table:table-cell>
          <table:table-cell table:formula="of:=((0.75 * [.P$1])-([.$A$1] * 0.75 * [.$E7])) * (1- ([.$B$1]*[.P$1]/100))" office:value-type="float" office:value="17.203125" calcext:value-type="float">
            <text:p>17,203125</text:p>
          </table:table-cell>
          <table:table-cell table:formula="of:=((0.75 * [.Q$1])-([.$A$1] * 0.75 * [.$E7])) * (1- ([.$B$1]*[.Q$1]/100))" office:value-type="float" office:value="20.475" calcext:value-type="float">
            <text:p>20,475</text:p>
          </table:table-cell>
          <table:table-cell table:formula="of:=((0.75 * [.R$1])-([.$A$1] * 0.75 * [.$E7])) * (1- ([.$B$1]*[.R$1]/100))" office:value-type="float" office:value="23.690625" calcext:value-type="float">
            <text:p>23,690625</text:p>
          </table:table-cell>
          <table:table-cell table:formula="of:=((0.75 * [.S$1])-([.$A$1] * 0.75 * [.$E7])) * (1- ([.$B$1]*[.S$1]/100))" office:value-type="float" office:value="26.85" calcext:value-type="float">
            <text:p>26,85</text:p>
          </table:table-cell>
          <table:table-cell table:formula="of:=((0.75 * [.T$1])-([.$A$1] * 0.75 * [.$E7])) * (1- ([.$B$1]*[.T$1]/100))" office:value-type="float" office:value="29.953125" calcext:value-type="float">
            <text:p>29,953125</text:p>
          </table:table-cell>
          <table:table-cell table:formula="of:=((0.75 * [.U$1])-([.$A$1] * 0.75 * [.$E7])) * (1- ([.$B$1]*[.U$1]/100))" office:value-type="float" office:value="33" calcext:value-type="float">
            <text:p>33</text:p>
          </table:table-cell>
          <table:table-cell table:formula="of:=((0.75 * [.V$1])-([.$A$1] * 0.75 * [.$E7])) * (1- ([.$B$1]*[.V$1]/100))" office:value-type="float" office:value="35.990625" calcext:value-type="float">
            <text:p>35,990625</text:p>
          </table:table-cell>
          <table:table-cell table:formula="of:=((0.75 * [.W$1])-([.$A$1] * 0.75 * [.$E7])) * (1- ([.$B$1]*[.W$1]/100))" office:value-type="float" office:value="38.925" calcext:value-type="float">
            <text:p>38,925</text:p>
          </table:table-cell>
          <table:table-cell table:formula="of:=((0.75 * [.X$1])-([.$A$1] * 0.75 * [.$E7])) * (1- ([.$B$1]*[.X$1]/100))" office:value-type="float" office:value="41.803125" calcext:value-type="float">
            <text:p>41,803125</text:p>
          </table:table-cell>
          <table:table-cell table:formula="of:=((0.75 * [.Y$1])-([.$A$1] * 0.75 * [.$E7])) * (1- ([.$B$1]*[.Y$1]/100))" office:value-type="float" office:value="44.625" calcext:value-type="float">
            <text:p>44,62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table:formula="of:=((0.75 * [.F$1])-([.$A$1] * 0.75 * [.$E8])) * (1- ([.$B$1]*[.F$1]/100))" office:value-type="float" office:value="-23.075625" calcext:value-type="float">
            <text:p>-23,075625</text:p>
          </table:table-cell>
          <table:table-cell table:formula="of:=((0.75 * [.G$1])-([.$A$1] * 0.75 * [.$E8])) * (1- ([.$B$1]*[.G$1]/100))" office:value-type="float" office:value="-19.2075" calcext:value-type="float">
            <text:p>-19,2075</text:p>
          </table:table-cell>
          <table:table-cell table:formula="of:=((0.75 * [.H$1])-([.$A$1] * 0.75 * [.$E8])) * (1- ([.$B$1]*[.H$1]/100))" office:value-type="float" office:value="-15.395625" calcext:value-type="float">
            <text:p>-15,395625</text:p>
          </table:table-cell>
          <table:table-cell table:formula="of:=((0.75 * [.I$1])-([.$A$1] * 0.75 * [.$E8])) * (1- ([.$B$1]*[.I$1]/100))" office:value-type="float" office:value="-11.64" calcext:value-type="float">
            <text:p>-11,64</text:p>
          </table:table-cell>
          <table:table-cell table:formula="of:=((0.75 * [.J$1])-([.$A$1] * 0.75 * [.$E8])) * (1- ([.$B$1]*[.J$1]/100))" office:value-type="float" office:value="-7.940625" calcext:value-type="float">
            <text:p>-7,940625</text:p>
          </table:table-cell>
          <table:table-cell table:formula="of:=((0.75 * [.K$1])-([.$A$1] * 0.75 * [.$E8])) * (1- ([.$B$1]*[.K$1]/100))" office:value-type="float" office:value="-4.2975" calcext:value-type="float">
            <text:p>-4,2975</text:p>
          </table:table-cell>
          <table:table-cell table:formula="of:=((0.75 * [.L$1])-([.$A$1] * 0.75 * [.$E8])) * (1- ([.$B$1]*[.L$1]/100))" office:value-type="float" office:value="-0.710624999999997" calcext:value-type="float">
            <text:p>-0,710625</text:p>
          </table:table-cell>
          <table:table-cell table:formula="of:=((0.75 * [.M$1])-([.$A$1] * 0.75 * [.$E8])) * (1- ([.$B$1]*[.M$1]/100))" office:value-type="float" office:value="2.82" calcext:value-type="float">
            <text:p>2,82</text:p>
          </table:table-cell>
          <table:table-cell table:formula="of:=((0.75 * [.N$1])-([.$A$1] * 0.75 * [.$E8])) * (1- ([.$B$1]*[.N$1]/100))" office:value-type="float" office:value="6.294375" calcext:value-type="float">
            <text:p>6,294375</text:p>
          </table:table-cell>
          <table:table-cell table:formula="of:=((0.75 * [.O$1])-([.$A$1] * 0.75 * [.$E8])) * (1- ([.$B$1]*[.O$1]/100))" office:value-type="float" office:value="9.7125" calcext:value-type="float">
            <text:p>9,7125</text:p>
          </table:table-cell>
          <table:table-cell table:formula="of:=((0.75 * [.P$1])-([.$A$1] * 0.75 * [.$E8])) * (1- ([.$B$1]*[.P$1]/100))" office:value-type="float" office:value="13.074375" calcext:value-type="float">
            <text:p>13,074375</text:p>
          </table:table-cell>
          <table:table-cell table:formula="of:=((0.75 * [.Q$1])-([.$A$1] * 0.75 * [.$E8])) * (1- ([.$B$1]*[.Q$1]/100))" office:value-type="float" office:value="16.38" calcext:value-type="float">
            <text:p>16,38</text:p>
          </table:table-cell>
          <table:table-cell table:formula="of:=((0.75 * [.R$1])-([.$A$1] * 0.75 * [.$E8])) * (1- ([.$B$1]*[.R$1]/100))" office:value-type="float" office:value="19.629375" calcext:value-type="float">
            <text:p>19,629375</text:p>
          </table:table-cell>
          <table:table-cell table:formula="of:=((0.75 * [.S$1])-([.$A$1] * 0.75 * [.$E8])) * (1- ([.$B$1]*[.S$1]/100))" office:value-type="float" office:value="22.8225" calcext:value-type="float">
            <text:p>22,8225</text:p>
          </table:table-cell>
          <table:table-cell table:formula="of:=((0.75 * [.T$1])-([.$A$1] * 0.75 * [.$E8])) * (1- ([.$B$1]*[.T$1]/100))" office:value-type="float" office:value="25.959375" calcext:value-type="float">
            <text:p>25,959375</text:p>
          </table:table-cell>
          <table:table-cell table:formula="of:=((0.75 * [.U$1])-([.$A$1] * 0.75 * [.$E8])) * (1- ([.$B$1]*[.U$1]/100))" office:value-type="float" office:value="29.04" calcext:value-type="float">
            <text:p>29,04</text:p>
          </table:table-cell>
          <table:table-cell table:formula="of:=((0.75 * [.V$1])-([.$A$1] * 0.75 * [.$E8])) * (1- ([.$B$1]*[.V$1]/100))" office:value-type="float" office:value="32.064375" calcext:value-type="float">
            <text:p>32,064375</text:p>
          </table:table-cell>
          <table:table-cell table:formula="of:=((0.75 * [.W$1])-([.$A$1] * 0.75 * [.$E8])) * (1- ([.$B$1]*[.W$1]/100))" office:value-type="float" office:value="35.0325" calcext:value-type="float">
            <text:p>35,0325</text:p>
          </table:table-cell>
          <table:table-cell table:formula="of:=((0.75 * [.X$1])-([.$A$1] * 0.75 * [.$E8])) * (1- ([.$B$1]*[.X$1]/100))" office:value-type="float" office:value="37.944375" calcext:value-type="float">
            <text:p>37,944375</text:p>
          </table:table-cell>
          <table:table-cell table:formula="of:=((0.75 * [.Y$1])-([.$A$1] * 0.75 * [.$E8])) * (1- ([.$B$1]*[.Y$1]/100))" office:value-type="float" office:value="40.8" calcext:value-type="float">
            <text:p>40,8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extr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(0.75 * [.F$1])-([.$A$1] * 0.75 * [.$E9])) * (1- ([.$B$1]*[.F$1]/100))" office:value-type="float" office:value="-27.541875" calcext:value-type="float">
            <text:p>-27,541875</text:p>
          </table:table-cell>
          <table:table-cell table:formula="of:=((0.75 * [.G$1])-([.$A$1] * 0.75 * [.$E9])) * (1- ([.$B$1]*[.G$1]/100))" office:value-type="float" office:value="-23.64" calcext:value-type="float">
            <text:p>-23,64</text:p>
          </table:table-cell>
          <table:table-cell table:formula="of:=((0.75 * [.H$1])-([.$A$1] * 0.75 * [.$E9])) * (1- ([.$B$1]*[.H$1]/100))" office:value-type="float" office:value="-19.794375" calcext:value-type="float">
            <text:p>-19,794375</text:p>
          </table:table-cell>
          <table:table-cell table:formula="of:=((0.75 * [.I$1])-([.$A$1] * 0.75 * [.$E9])) * (1- ([.$B$1]*[.I$1]/100))" office:value-type="float" office:value="-16.005" calcext:value-type="float">
            <text:p>-16,005</text:p>
          </table:table-cell>
          <table:table-cell table:formula="of:=((0.75 * [.J$1])-([.$A$1] * 0.75 * [.$E9])) * (1- ([.$B$1]*[.J$1]/100))" office:value-type="float" office:value="-12.271875" calcext:value-type="float">
            <text:p>-12,271875</text:p>
          </table:table-cell>
          <table:table-cell table:formula="of:=((0.75 * [.K$1])-([.$A$1] * 0.75 * [.$E9])) * (1- ([.$B$1]*[.K$1]/100))" office:value-type="float" office:value="-8.595" calcext:value-type="float">
            <text:p>-8,595</text:p>
          </table:table-cell>
          <table:table-cell table:formula="of:=((0.75 * [.L$1])-([.$A$1] * 0.75 * [.$E9])) * (1- ([.$B$1]*[.L$1]/100))" office:value-type="float" office:value="-4.974375" calcext:value-type="float">
            <text:p>-4,974375</text:p>
          </table:table-cell>
          <table:table-cell table:formula="of:=((0.75 * [.M$1])-([.$A$1] * 0.75 * [.$E9])) * (1- ([.$B$1]*[.M$1]/100))" office:value-type="float" office:value="-1.41" calcext:value-type="float">
            <text:p>-1,41</text:p>
          </table:table-cell>
          <table:table-cell table:formula="of:=((0.75 * [.N$1])-([.$A$1] * 0.75 * [.$E9])) * (1- ([.$B$1]*[.N$1]/100))" office:value-type="float" office:value="2.098125" calcext:value-type="float">
            <text:p>2,098125</text:p>
          </table:table-cell>
          <table:table-cell table:formula="of:=((0.75 * [.O$1])-([.$A$1] * 0.75 * [.$E9])) * (1- ([.$B$1]*[.O$1]/100))" office:value-type="float" office:value="5.55" calcext:value-type="float">
            <text:p>5,55</text:p>
          </table:table-cell>
          <table:table-cell table:formula="of:=((0.75 * [.P$1])-([.$A$1] * 0.75 * [.$E9])) * (1- ([.$B$1]*[.P$1]/100))" office:value-type="float" office:value="8.945625" calcext:value-type="float">
            <text:p>8,945625</text:p>
          </table:table-cell>
          <table:table-cell table:formula="of:=((0.75 * [.Q$1])-([.$A$1] * 0.75 * [.$E9])) * (1- ([.$B$1]*[.Q$1]/100))" office:value-type="float" office:value="12.285" calcext:value-type="float">
            <text:p>12,285</text:p>
          </table:table-cell>
          <table:table-cell table:formula="of:=((0.75 * [.R$1])-([.$A$1] * 0.75 * [.$E9])) * (1- ([.$B$1]*[.R$1]/100))" office:value-type="float" office:value="15.568125" calcext:value-type="float">
            <text:p>15,568125</text:p>
          </table:table-cell>
          <table:table-cell table:formula="of:=((0.75 * [.S$1])-([.$A$1] * 0.75 * [.$E9])) * (1- ([.$B$1]*[.S$1]/100))" office:value-type="float" office:value="18.795" calcext:value-type="float">
            <text:p>18,795</text:p>
          </table:table-cell>
          <table:table-cell table:formula="of:=((0.75 * [.T$1])-([.$A$1] * 0.75 * [.$E9])) * (1- ([.$B$1]*[.T$1]/100))" office:value-type="float" office:value="21.965625" calcext:value-type="float">
            <text:p>21,965625</text:p>
          </table:table-cell>
          <table:table-cell table:formula="of:=((0.75 * [.U$1])-([.$A$1] * 0.75 * [.$E9])) * (1- ([.$B$1]*[.U$1]/100))" office:value-type="float" office:value="25.08" calcext:value-type="float">
            <text:p>25,08</text:p>
          </table:table-cell>
          <table:table-cell table:formula="of:=((0.75 * [.V$1])-([.$A$1] * 0.75 * [.$E9])) * (1- ([.$B$1]*[.V$1]/100))" office:value-type="float" office:value="28.138125" calcext:value-type="float">
            <text:p>28,138125</text:p>
          </table:table-cell>
          <table:table-cell table:formula="of:=((0.75 * [.W$1])-([.$A$1] * 0.75 * [.$E9])) * (1- ([.$B$1]*[.W$1]/100))" office:value-type="float" office:value="31.14" calcext:value-type="float">
            <text:p>31,14</text:p>
          </table:table-cell>
          <table:table-cell table:formula="of:=((0.75 * [.X$1])-([.$A$1] * 0.75 * [.$E9])) * (1- ([.$B$1]*[.X$1]/100))" office:value-type="float" office:value="34.085625" calcext:value-type="float">
            <text:p>34,085625</text:p>
          </table:table-cell>
          <table:table-cell table:formula="of:=((0.75 * [.Y$1])-([.$A$1] * 0.75 * [.$E9])) * (1- ([.$B$1]*[.Y$1]/100))" office:value-type="float" office:value="36.975" calcext:value-type="float">
            <text:p>36,97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(0.75 * [.F$1])-([.$A$1] * 0.75 * [.$E10])) * (1- ([.$B$1]*[.F$1]/100))" office:value-type="float" office:value="-32.008125" calcext:value-type="float">
            <text:p>-32,008125</text:p>
          </table:table-cell>
          <table:table-cell table:formula="of:=((0.75 * [.G$1])-([.$A$1] * 0.75 * [.$E10])) * (1- ([.$B$1]*[.G$1]/100))" office:value-type="float" office:value="-28.0725" calcext:value-type="float">
            <text:p>-28,0725</text:p>
          </table:table-cell>
          <table:table-cell table:formula="of:=((0.75 * [.H$1])-([.$A$1] * 0.75 * [.$E10])) * (1- ([.$B$1]*[.H$1]/100))" office:value-type="float" office:value="-24.193125" calcext:value-type="float">
            <text:p>-24,193125</text:p>
          </table:table-cell>
          <table:table-cell table:formula="of:=((0.75 * [.I$1])-([.$A$1] * 0.75 * [.$E10])) * (1- ([.$B$1]*[.I$1]/100))" office:value-type="float" office:value="-20.37" calcext:value-type="float">
            <text:p>-20,37</text:p>
          </table:table-cell>
          <table:table-cell table:formula="of:=((0.75 * [.J$1])-([.$A$1] * 0.75 * [.$E10])) * (1- ([.$B$1]*[.J$1]/100))" office:value-type="float" office:value="-16.603125" calcext:value-type="float">
            <text:p>-16,603125</text:p>
          </table:table-cell>
          <table:table-cell table:formula="of:=((0.75 * [.K$1])-([.$A$1] * 0.75 * [.$E10])) * (1- ([.$B$1]*[.K$1]/100))" office:value-type="float" office:value="-12.8925" calcext:value-type="float">
            <text:p>-12,8925</text:p>
          </table:table-cell>
          <table:table-cell table:formula="of:=((0.75 * [.L$1])-([.$A$1] * 0.75 * [.$E10])) * (1- ([.$B$1]*[.L$1]/100))" office:value-type="float" office:value="-9.238125" calcext:value-type="float">
            <text:p>-9,238125</text:p>
          </table:table-cell>
          <table:table-cell table:formula="of:=((0.75 * [.M$1])-([.$A$1] * 0.75 * [.$E10])) * (1- ([.$B$1]*[.M$1]/100))" office:value-type="float" office:value="-5.64" calcext:value-type="float">
            <text:p>-5,64</text:p>
          </table:table-cell>
          <table:table-cell table:formula="of:=((0.75 * [.N$1])-([.$A$1] * 0.75 * [.$E10])) * (1- ([.$B$1]*[.N$1]/100))" office:value-type="float" office:value="-2.098125" calcext:value-type="float">
            <text:p>-2,098125</text:p>
          </table:table-cell>
          <table:table-cell table:formula="of:=((0.75 * [.O$1])-([.$A$1] * 0.75 * [.$E10])) * (1- ([.$B$1]*[.O$1]/100))" office:value-type="float" office:value="1.3875" calcext:value-type="float">
            <text:p>1,3875</text:p>
          </table:table-cell>
          <table:table-cell table:formula="of:=((0.75 * [.P$1])-([.$A$1] * 0.75 * [.$E10])) * (1- ([.$B$1]*[.P$1]/100))" office:value-type="float" office:value="4.816875" calcext:value-type="float">
            <text:p>4,816875</text:p>
          </table:table-cell>
          <table:table-cell table:formula="of:=((0.75 * [.Q$1])-([.$A$1] * 0.75 * [.$E10])) * (1- ([.$B$1]*[.Q$1]/100))" office:value-type="float" office:value="8.19" calcext:value-type="float">
            <text:p>8,19</text:p>
          </table:table-cell>
          <table:table-cell table:formula="of:=((0.75 * [.R$1])-([.$A$1] * 0.75 * [.$E10])) * (1- ([.$B$1]*[.R$1]/100))" office:value-type="float" office:value="11.506875" calcext:value-type="float">
            <text:p>11,506875</text:p>
          </table:table-cell>
          <table:table-cell table:formula="of:=((0.75 * [.S$1])-([.$A$1] * 0.75 * [.$E10])) * (1- ([.$B$1]*[.S$1]/100))" office:value-type="float" office:value="14.7675" calcext:value-type="float">
            <text:p>14,7675</text:p>
          </table:table-cell>
          <table:table-cell table:formula="of:=((0.75 * [.T$1])-([.$A$1] * 0.75 * [.$E10])) * (1- ([.$B$1]*[.T$1]/100))" office:value-type="float" office:value="17.971875" calcext:value-type="float">
            <text:p>17,971875</text:p>
          </table:table-cell>
          <table:table-cell table:formula="of:=((0.75 * [.U$1])-([.$A$1] * 0.75 * [.$E10])) * (1- ([.$B$1]*[.U$1]/100))" office:value-type="float" office:value="21.12" calcext:value-type="float">
            <text:p>21,12</text:p>
          </table:table-cell>
          <table:table-cell table:formula="of:=((0.75 * [.V$1])-([.$A$1] * 0.75 * [.$E10])) * (1- ([.$B$1]*[.V$1]/100))" office:value-type="float" office:value="24.211875" calcext:value-type="float">
            <text:p>24,211875</text:p>
          </table:table-cell>
          <table:table-cell table:formula="of:=((0.75 * [.W$1])-([.$A$1] * 0.75 * [.$E10])) * (1- ([.$B$1]*[.W$1]/100))" office:value-type="float" office:value="27.2475" calcext:value-type="float">
            <text:p>27,2475</text:p>
          </table:table-cell>
          <table:table-cell table:formula="of:=((0.75 * [.X$1])-([.$A$1] * 0.75 * [.$E10])) * (1- ([.$B$1]*[.X$1]/100))" office:value-type="float" office:value="30.226875" calcext:value-type="float">
            <text:p>30,226875</text:p>
          </table:table-cell>
          <table:table-cell table:formula="of:=((0.75 * [.Y$1])-([.$A$1] * 0.75 * [.$E10])) * (1- ([.$B$1]*[.Y$1]/100))" office:value-type="float" office:value="33.15" calcext:value-type="float">
            <text:p>33,1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45" calcext:value-type="float">
            <text:p>45</text:p>
          </table:table-cell>
          <table:table-cell table:formula="of:=((0.75 * [.F$1])-([.$A$1] * 0.75 * [.$E11])) * (1- ([.$B$1]*[.F$1]/100))" office:value-type="float" office:value="-36.474375" calcext:value-type="float">
            <text:p>-36,474375</text:p>
          </table:table-cell>
          <table:table-cell table:formula="of:=((0.75 * [.G$1])-([.$A$1] * 0.75 * [.$E11])) * (1- ([.$B$1]*[.G$1]/100))" office:value-type="float" office:value="-32.505" calcext:value-type="float">
            <text:p>-32,505</text:p>
          </table:table-cell>
          <table:table-cell table:formula="of:=((0.75 * [.H$1])-([.$A$1] * 0.75 * [.$E11])) * (1- ([.$B$1]*[.H$1]/100))" office:value-type="float" office:value="-28.591875" calcext:value-type="float">
            <text:p>-28,591875</text:p>
          </table:table-cell>
          <table:table-cell table:formula="of:=((0.75 * [.I$1])-([.$A$1] * 0.75 * [.$E11])) * (1- ([.$B$1]*[.I$1]/100))" office:value-type="float" office:value="-24.735" calcext:value-type="float">
            <text:p>-24,735</text:p>
          </table:table-cell>
          <table:table-cell table:formula="of:=((0.75 * [.J$1])-([.$A$1] * 0.75 * [.$E11])) * (1- ([.$B$1]*[.J$1]/100))" office:value-type="float" office:value="-20.934375" calcext:value-type="float">
            <text:p>-20,934375</text:p>
          </table:table-cell>
          <table:table-cell table:formula="of:=((0.75 * [.K$1])-([.$A$1] * 0.75 * [.$E11])) * (1- ([.$B$1]*[.K$1]/100))" office:value-type="float" office:value="-17.19" calcext:value-type="float">
            <text:p>-17,19</text:p>
          </table:table-cell>
          <table:table-cell table:formula="of:=((0.75 * [.L$1])-([.$A$1] * 0.75 * [.$E11])) * (1- ([.$B$1]*[.L$1]/100))" office:value-type="float" office:value="-13.501875" calcext:value-type="float">
            <text:p>-13,501875</text:p>
          </table:table-cell>
          <table:table-cell table:formula="of:=((0.75 * [.M$1])-([.$A$1] * 0.75 * [.$E11])) * (1- ([.$B$1]*[.M$1]/100))" office:value-type="float" office:value="-9.86999999999999" calcext:value-type="float">
            <text:p>-9,87</text:p>
          </table:table-cell>
          <table:table-cell table:formula="of:=((0.75 * [.N$1])-([.$A$1] * 0.75 * [.$E11])) * (1- ([.$B$1]*[.N$1]/100))" office:value-type="float" office:value="-6.29437499999999" calcext:value-type="float">
            <text:p>-6,294375</text:p>
          </table:table-cell>
          <table:table-cell table:formula="of:=((0.75 * [.O$1])-([.$A$1] * 0.75 * [.$E11])) * (1- ([.$B$1]*[.O$1]/100))" office:value-type="float" office:value="-2.77499999999999" calcext:value-type="float">
            <text:p>-2,775</text:p>
          </table:table-cell>
          <table:table-cell table:formula="of:=((0.75 * [.P$1])-([.$A$1] * 0.75 * [.$E11])) * (1- ([.$B$1]*[.P$1]/100))" office:value-type="float" office:value="0.688125000000007" calcext:value-type="float">
            <text:p>0,688125</text:p>
          </table:table-cell>
          <table:table-cell table:formula="of:=((0.75 * [.Q$1])-([.$A$1] * 0.75 * [.$E11])) * (1- ([.$B$1]*[.Q$1]/100))" office:value-type="float" office:value="4.09500000000001" calcext:value-type="float">
            <text:p>4,095</text:p>
          </table:table-cell>
          <table:table-cell table:formula="of:=((0.75 * [.R$1])-([.$A$1] * 0.75 * [.$E11])) * (1- ([.$B$1]*[.R$1]/100))" office:value-type="float" office:value="7.44562500000001" calcext:value-type="float">
            <text:p>7,445625</text:p>
          </table:table-cell>
          <table:table-cell table:formula="of:=((0.75 * [.S$1])-([.$A$1] * 0.75 * [.$E11])) * (1- ([.$B$1]*[.S$1]/100))" office:value-type="float" office:value="10.74" calcext:value-type="float">
            <text:p>10,74</text:p>
          </table:table-cell>
          <table:table-cell table:formula="of:=((0.75 * [.T$1])-([.$A$1] * 0.75 * [.$E11])) * (1- ([.$B$1]*[.T$1]/100))" office:value-type="float" office:value="13.978125" calcext:value-type="float">
            <text:p>13,978125</text:p>
          </table:table-cell>
          <table:table-cell table:formula="of:=((0.75 * [.U$1])-([.$A$1] * 0.75 * [.$E11])) * (1- ([.$B$1]*[.U$1]/100))" office:value-type="float" office:value="17.16" calcext:value-type="float">
            <text:p>17,16</text:p>
          </table:table-cell>
          <table:table-cell table:formula="of:=((0.75 * [.V$1])-([.$A$1] * 0.75 * [.$E11])) * (1- ([.$B$1]*[.V$1]/100))" office:value-type="float" office:value="20.285625" calcext:value-type="float">
            <text:p>20,285625</text:p>
          </table:table-cell>
          <table:table-cell table:formula="of:=((0.75 * [.W$1])-([.$A$1] * 0.75 * [.$E11])) * (1- ([.$B$1]*[.W$1]/100))" office:value-type="float" office:value="23.355" calcext:value-type="float">
            <text:p>23,355</text:p>
          </table:table-cell>
          <table:table-cell table:formula="of:=((0.75 * [.X$1])-([.$A$1] * 0.75 * [.$E11])) * (1- ([.$B$1]*[.X$1]/100))" office:value-type="float" office:value="26.368125" calcext:value-type="float">
            <text:p>26,368125</text:p>
          </table:table-cell>
          <table:table-cell table:formula="of:=((0.75 * [.Y$1])-([.$A$1] * 0.75 * [.$E11])) * (1- ([.$B$1]*[.Y$1]/100))" office:value-type="float" office:value="29.325" calcext:value-type="float">
            <text:p>29,32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50" calcext:value-type="float">
            <text:p>50</text:p>
          </table:table-cell>
          <table:table-cell table:formula="of:=((0.75 * [.F$1])-([.$A$1] * 0.75 * [.$E12])) * (1- ([.$B$1]*[.F$1]/100))" office:value-type="float" office:value="-40.940625" calcext:value-type="float">
            <text:p>-40,940625</text:p>
          </table:table-cell>
          <table:table-cell table:formula="of:=((0.75 * [.G$1])-([.$A$1] * 0.75 * [.$E12])) * (1- ([.$B$1]*[.G$1]/100))" office:value-type="float" office:value="-36.9375" calcext:value-type="float">
            <text:p>-36,9375</text:p>
          </table:table-cell>
          <table:table-cell table:formula="of:=((0.75 * [.H$1])-([.$A$1] * 0.75 * [.$E12])) * (1- ([.$B$1]*[.H$1]/100))" office:value-type="float" office:value="-32.990625" calcext:value-type="float">
            <text:p>-32,990625</text:p>
          </table:table-cell>
          <table:table-cell table:formula="of:=((0.75 * [.I$1])-([.$A$1] * 0.75 * [.$E12])) * (1- ([.$B$1]*[.I$1]/100))" office:value-type="float" office:value="-29.1" calcext:value-type="float">
            <text:p>-29,1</text:p>
          </table:table-cell>
          <table:table-cell table:formula="of:=((0.75 * [.J$1])-([.$A$1] * 0.75 * [.$E12])) * (1- ([.$B$1]*[.J$1]/100))" office:value-type="float" office:value="-25.265625" calcext:value-type="float">
            <text:p>-25,265625</text:p>
          </table:table-cell>
          <table:table-cell table:formula="of:=((0.75 * [.K$1])-([.$A$1] * 0.75 * [.$E12])) * (1- ([.$B$1]*[.K$1]/100))" office:value-type="float" office:value="-21.4875" calcext:value-type="float">
            <text:p>-21,4875</text:p>
          </table:table-cell>
          <table:table-cell table:formula="of:=((0.75 * [.L$1])-([.$A$1] * 0.75 * [.$E12])) * (1- ([.$B$1]*[.L$1]/100))" office:value-type="float" office:value="-17.765625" calcext:value-type="float">
            <text:p>-17,765625</text:p>
          </table:table-cell>
          <table:table-cell table:formula="of:=((0.75 * [.M$1])-([.$A$1] * 0.75 * [.$E12])) * (1- ([.$B$1]*[.M$1]/100))" office:value-type="float" office:value="-14.1" calcext:value-type="float">
            <text:p>-14,1</text:p>
          </table:table-cell>
          <table:table-cell table:formula="of:=((0.75 * [.N$1])-([.$A$1] * 0.75 * [.$E12])) * (1- ([.$B$1]*[.N$1]/100))" office:value-type="float" office:value="-10.490625" calcext:value-type="float">
            <text:p>-10,490625</text:p>
          </table:table-cell>
          <table:table-cell table:formula="of:=((0.75 * [.O$1])-([.$A$1] * 0.75 * [.$E12])) * (1- ([.$B$1]*[.O$1]/100))" office:value-type="float" office:value="-6.93749999999999" calcext:value-type="float">
            <text:p>-6,9375</text:p>
          </table:table-cell>
          <table:table-cell table:formula="of:=((0.75 * [.P$1])-([.$A$1] * 0.75 * [.$E12])) * (1- ([.$B$1]*[.P$1]/100))" office:value-type="float" office:value="-3.44062499999999" calcext:value-type="float">
            <text:p>-3,440625</text:p>
          </table:table-cell>
          <table:table-cell table:formula="of:=((0.75 * [.Q$1])-([.$A$1] * 0.75 * [.$E12])) * (1- ([.$B$1]*[.Q$1]/100))" office:value-type="float" office:value="0" calcext:value-type="float">
            <text:p>0</text:p>
          </table:table-cell>
          <table:table-cell table:formula="of:=((0.75 * [.R$1])-([.$A$1] * 0.75 * [.$E12])) * (1- ([.$B$1]*[.R$1]/100))" office:value-type="float" office:value="3.38437500000001" calcext:value-type="float">
            <text:p>3,384375</text:p>
          </table:table-cell>
          <table:table-cell table:formula="of:=((0.75 * [.S$1])-([.$A$1] * 0.75 * [.$E12])) * (1- ([.$B$1]*[.S$1]/100))" office:value-type="float" office:value="6.71250000000001" calcext:value-type="float">
            <text:p>6,7125</text:p>
          </table:table-cell>
          <table:table-cell table:formula="of:=((0.75 * [.T$1])-([.$A$1] * 0.75 * [.$E12])) * (1- ([.$B$1]*[.T$1]/100))" office:value-type="float" office:value="9.98437500000001" calcext:value-type="float">
            <text:p>9,984375</text:p>
          </table:table-cell>
          <table:table-cell table:formula="of:=((0.75 * [.U$1])-([.$A$1] * 0.75 * [.$E12])) * (1- ([.$B$1]*[.U$1]/100))" office:value-type="float" office:value="13.2" calcext:value-type="float">
            <text:p>13,2</text:p>
          </table:table-cell>
          <table:table-cell table:formula="of:=((0.75 * [.V$1])-([.$A$1] * 0.75 * [.$E12])) * (1- ([.$B$1]*[.V$1]/100))" office:value-type="float" office:value="16.359375" calcext:value-type="float">
            <text:p>16,359375</text:p>
          </table:table-cell>
          <table:table-cell table:formula="of:=((0.75 * [.W$1])-([.$A$1] * 0.75 * [.$E12])) * (1- ([.$B$1]*[.W$1]/100))" office:value-type="float" office:value="19.4625" calcext:value-type="float">
            <text:p>19,4625</text:p>
          </table:table-cell>
          <table:table-cell table:formula="of:=((0.75 * [.X$1])-([.$A$1] * 0.75 * [.$E12])) * (1- ([.$B$1]*[.X$1]/100))" office:value-type="float" office:value="22.509375" calcext:value-type="float">
            <text:p>22,509375</text:p>
          </table:table-cell>
          <table:table-cell table:formula="of:=((0.75 * [.Y$1])-([.$A$1] * 0.75 * [.$E12])) * (1- ([.$B$1]*[.Y$1]/100))" office:value-type="float" office:value="25.5" calcext:value-type="float">
            <text:p>25,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12:58:01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4-02-19T18:55:31.14</meta:creation-date>
    <dc:date>2014-10-24T13:00:52.034000000</dc:date>
    <meta:editing-duration>PT13M41S</meta:editing-duration>
    <meta:editing-cycles>20</meta:editing-cycles>
    <meta:generator>LibreOffice/4.1.5.3$Windows_x86 LibreOffice_project/1c1366bba2ba2b554cd2ca4d87c06da81c05d24</meta:generator>
    <meta:document-statistic meta:table-count="1" meta:cell-count="264" meta:object-count="0"/>
  </office:meta>
</office:document-meta>
</file>